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2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22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2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19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18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1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15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1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13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12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1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1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0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08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07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0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0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03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03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01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0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200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99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9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97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96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95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9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93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92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91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9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89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88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8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86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85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84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83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82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8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8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197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